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03" officeooo:paragraph-rsid="000bf803"/>
    </style:style>
    <style:style style:name="P2" style:family="paragraph" style:parent-style-name="Standard">
      <style:text-properties officeooo:rsid="000d389c" officeooo:paragraph-rsid="000d389c"/>
    </style:style>
    <style:style style:name="P3" style:family="paragraph" style:parent-style-name="Standard">
      <style:text-properties officeooo:rsid="0010cc16" officeooo:paragraph-rsid="0010cc16"/>
    </style:style>
    <style:style style:name="P4" style:family="paragraph" style:parent-style-name="Standard">
      <style:text-properties officeooo:rsid="00146957" officeooo:paragraph-rsid="00146957"/>
    </style:style>
    <style:style style:name="P5" style:family="paragraph" style:parent-style-name="Standard">
      <style:text-properties officeooo:rsid="001879c8" officeooo:paragraph-rsid="001879c8"/>
    </style:style>
    <style:style style:name="P6" style:family="paragraph" style:parent-style-name="Standard">
      <style:text-properties officeooo:rsid="000d389c" officeooo:paragraph-rsid="000d389c"/>
    </style:style>
    <style:style style:name="P7" style:family="paragraph" style:parent-style-name="Standard">
      <style:text-properties officeooo:rsid="001b860c" officeooo:paragraph-rsid="001b860c"/>
    </style:style>
    <style:style style:name="P8" style:family="paragraph" style:parent-style-name="Standard">
      <style:text-properties officeooo:rsid="0010cc16" officeooo:paragraph-rsid="0010cc16"/>
    </style:style>
    <style:style style:name="P9" style:family="paragraph" style:parent-style-name="Standard">
      <style:text-properties officeooo:paragraph-rsid="000d389c"/>
    </style:style>
    <style:style style:name="P10" style:family="paragraph" style:parent-style-name="Standard">
      <style:text-properties officeooo:rsid="002253fc" officeooo:paragraph-rsid="002253fc"/>
    </style:style>
    <style:style style:name="T1" style:family="text">
      <style:text-properties officeooo:rsid="000d389c"/>
    </style:style>
    <style:style style:name="T2" style:family="text">
      <style:text-properties officeooo:rsid="0010cc16"/>
    </style:style>
    <style:style style:name="T3" style:family="text">
      <style:text-properties officeooo:rsid="00110331"/>
    </style:style>
    <style:style style:name="T4" style:family="text">
      <style:text-properties officeooo:rsid="00117dd6"/>
    </style:style>
    <style:style style:name="T5" style:family="text">
      <style:text-properties officeooo:rsid="0012f809"/>
    </style:style>
    <style:style style:name="T6" style:family="text">
      <style:text-properties officeooo:rsid="00146957"/>
    </style:style>
    <style:style style:name="T7" style:family="text">
      <style:text-properties officeooo:rsid="0015b8b1"/>
    </style:style>
    <style:style style:name="T8" style:family="text">
      <style:text-properties officeooo:rsid="001a083c"/>
    </style:style>
    <style:style style:name="T9" style:family="text">
      <style:text-properties officeooo:rsid="001d827f"/>
    </style:style>
    <style:style style:name="T10" style:family="text">
      <style:text-properties officeooo:rsid="001ea113"/>
    </style:style>
    <style:style style:name="T11" style:family="text">
      <style:text-properties officeooo:rsid="00210d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k Ork:</text:p>
      <text:p text:style-name="P1">Academic Master</text:p>
      <text:p text:style-name="P1">Pseudocode</text:p>
      <text:p text:style-name="P1"/>
      <text:p text:style-name="P1">Dork Ork and Wolfy are the same class</text:p>
      <text:p text:style-name="P1"/>
      <text:p text:style-name="P1">Character</text:p>
      <text:p text:style-name="P1"><text:tab/>Knowledge – <text:span text:style-name="T2">how much you know</text:span></text:p>
      <text:p text:style-name="P3"><text:tab/>Recall – how well you can remember it</text:p>
      <text:p text:style-name="P1"><text:tab/>Mood – <text:span text:style-name="T3">too low, poor recall</text:span></text:p>
      <text:p text:style-name="P1"><text:tab/>Energy – <text:span text:style-name="T3">too low, poor recall</text:span></text:p>
      <text:p text:style-name="P1"><text:tab/></text:p>
      <text:p text:style-name="P1"><text:tab/>Items</text:p>
      <text:p text:style-name="P1"><text:tab/><text:tab/>Energy drink</text:p>
      <text:p text:style-name="P1"><text:tab/><text:tab/>Candy</text:p>
      <text:p text:style-name="P1"><text:tab/><text:tab/>etc?</text:p>
      <text:p text:style-name="P1"><text:tab/><text:span text:style-name="T1">HasCrammed – boolean</text:span></text:p>
      <text:p text:style-name="P1"><text:tab/><text:span text:style-name="T6">location – string (Home, School, Bookstore, Playground, Store, Friend’s House)</text:span></text:p>
      <text:p text:style-name="P1"/>
      <text:p text:style-name="P1"><text:tab/><text:span text:style-name="T7">getLocation() - Returns location</text:span></text:p>
      <text:p text:style-name="P5"><text:tab/>getStatus() - Returns an object of the characters stats</text:p>
      <text:p text:style-name="P1"><text:tab/>Study() - <text:span text:style-name="T1">Increase knowledge, decrease energy</text:span></text:p>
      <text:p text:style-name="P1"><text:tab/>Cram() - <text:span text:style-name="T1">Increase knowledge for a short time, sudden decrease after a day</text:span></text:p>
      <text:p text:style-name="P1"><text:tab/>Eat() - <text:span text:style-name="T1">Increase energy</text:span></text:p>
      <text:p text:style-name="P1"><text:tab/>Play() - <text:span text:style-name="T1">Increase mood, decrease energy</text:span></text:p>
      <text:p text:style-name="P1"><text:tab/>Sleep() - <text:span text:style-name="T1">Restores stats</text:span></text:p>
      <text:p text:style-name="P1"><text:tab/><text:span text:style-name="T8">update() - Updates stats</text:span></text:p>
      <text:p text:style-name="P1"/>
      <text:p text:style-name="P1"/>
      <text:p text:style-name="P3">Wolfy needs a way to make his own choices</text:p>
      <text:p text:style-name="P3"><text:tab/>Array with options, random selection?</text:p>
      <text:p text:style-name="P3"/>
      <text:p text:style-name="P3"><text:tab/><text:span text:style-name="T9">ChooseAction (Passes Dork as an <text:s/>argument) – Always compares himself to Dork Ork</text:span></text:p>
      <text:p text:style-name="P3"><text:tab/><text:tab/><text:span text:style-name="T9">If Dork’s knowledge is too high</text:span></text:p>
      <text:p text:style-name="P3"><text:tab/><text:tab/><text:tab/><text:span text:style-name="T9">Study()</text:span></text:p>
      <text:p text:style-name="P3"><text:tab/><text:tab/><text:span text:style-name="T9">If lostToDork is true</text:span></text:p>
      <text:p text:style-name="P3"><text:tab/><text:tab/><text:tab/><text:span text:style-name="T9">Cram()</text:span></text:p>
      <text:p text:style-name="P3"/>
      <text:p text:style-name="P3"/>
      <text:p text:style-name="P3"/>
      <text:p text:style-name="P4">Game should check the location of the players every loop</text:p>
      <text:p text:style-name="P3"/>
      <text:p text:style-name="P3">Encounter Logic – If you run into Wolfy, he’ll challenge you with a question</text:p>
      <text:p text:style-name="P3"><text:tab/><text:span text:style-name="T4">If your knowledge is within a range of his</text:span></text:p>
      <text:p text:style-name="P3"><text:tab/><text:tab/><text:span text:style-name="T4">And your recall is high enough</text:span></text:p>
      <text:p text:style-name="P3"><text:tab/><text:tab/><text:tab/><text:span text:style-name="T4">you win the challenge</text:span></text:p>
      <text:p text:style-name="P3"><text:tab/><text:tab/><text:tab/><text:tab/><text:span text:style-name="T4">boost mood, boost energy</text:span></text:p>
      <text:p text:style-name="P3"><text:tab/><text:tab/><text:span text:style-name="T4">If your recall is too low</text:span></text:p>
      <text:p text:style-name="P3"><text:tab/><text:tab/><text:tab/><text:span text:style-name="T4">You’ll lose the challenge</text:span></text:p>
      <text:p text:style-name="P3"><text:soft-page-break/><text:tab/><text:tab/><text:tab/><text:tab/><text:span text:style-name="T4">lower mood, lower energy</text:span></text:p>
      <text:p text:style-name="P3"><text:tab/><text:span text:style-name="T5">If your knowledge is not within Wolfy’s range</text:span></text:p>
      <text:p text:style-name="P3"><text:tab/><text:tab/><text:span text:style-name="T5">You’ll lose the challenge</text:span></text:p>
      <text:p text:style-name="P3"><text:tab/><text:tab/><text:tab/><text:span text:style-name="T5">Big loss to mood, some loss of energy</text:span></text:p>
      <text:p text:style-name="P1"/>
      <text:p text:style-name="P2"/>
      <text:p text:style-name="P2"/>
      <text:p text:style-name="P2">Global variables</text:p>
      <text:p text:style-name="P2"><text:tab/>Time – day or night?</text:p>
      <text:p text:style-name="P2"><text:tab/><text:span text:style-name="T10">School, afterschool, evening, night</text:span></text:p>
      <text:p text:style-name="P2"><text:tab/><text:span text:style-name="T10">School has 3 parts</text:span></text:p>
      <text:p text:style-name="P2"><text:tab/><text:tab/><text:span text:style-name="T10">Class, lunch/recess, class</text:span></text:p>
      <text:p text:style-name="P9"><text:span text:style-name="T1"><text:tab/><text:tab/><text:tab/>Class increases both characters knowledge and mood</text:span></text:p>
      <text:p text:style-name="P2"><text:tab/><text:tab/><text:tab/><text:span text:style-name="T10">lunch/recess has a chance for an encounter</text:span></text:p>
      <text:p text:style-name="P2"><text:tab/><text:tab/><text:tab/><text:tab/><text:span text:style-name="T11">You can study or play at lunch/recess</text:span></text:p>
      <text:p text:style-name="P2"/>
      <text:p text:style-name="P7">Game loop</text:p>
      <text:p text:style-name="P7"/>
      <text:p text:style-name="P7"><text:tab/>Start the game</text:p>
      <text:p text:style-name="P7"><text:tab/>Show the instructions</text:p>
      <text:p text:style-name="P7"><text:tab/>Load the map</text:p>
      <text:p text:style-name="P7"><text:tab/></text:p>
      <text:p text:style-name="P7"><text:tab/>Game Loop starts here</text:p>
      <text:p text:style-name="P7"><text:tab/><text:tab/>Player choice</text:p>
      <text:p text:style-name="P7"><text:tab/><text:tab/>Update player</text:p>
      <text:p text:style-name="P7"><text:tab/><text:tab/>Make Wolfy move</text:p>
      <text:p text:style-name="P7"><text:tab/><text:tab/>Check player location, check Wolfy location<text:tab/></text:p>
      <text:p text:style-name="P7"><text:tab/><text:tab/><text:tab/>If locations match</text:p>
      <text:p text:style-name="P7"><text:tab/><text:tab/><text:tab/><text:tab/>Run encounter loop</text:p>
      <text:p text:style-name="P7"><text:tab/><text:tab/><text:tab/><text:tab/>Update player</text:p>
      <text:p text:style-name="P7"><text:tab/><text:tab/><text:tab/><text:tab/>Update Wolfy</text:p>
      <text:p text:style-name="P2"/>
      <text:p text:style-name="P10">Every day, all characters must attend school.</text:p>
      <text:p text:style-name="P10">Player choice starts at lunch/recess.</text:p>
      <text:p text:style-name="P10">Second half of school is mandatory.</text:p>
      <text:p text:style-name="P10">After school, player can:</text:p>
      <text:p text:style-name="P10"><text:tab/>Go to a friend’s house</text:p>
      <text:p text:style-name="P10"><text:tab/>Play</text:p>
      <text:p text:style-name="P10"><text:tab/>Study</text:p>
      <text:p text:style-name="P10"><text:tab/>Get snacks from the store</text:p>
      <text:p text:style-name="P10"><text:tab/>Sleep</text:p>
      <text:p text:style-name="P10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0:20:13.737457101</meta:creation-date>
    <dc:date>2020-05-05T00:54:35.228069350</dc:date>
    <meta:editing-duration>PT4H28M23S</meta:editing-duration>
    <meta:editing-cycles>14</meta:editing-cycles>
    <meta:generator>LibreOffice/6.3.5.2$Linux_X86_64 LibreOffice_project/30$Build-2</meta:generator>
    <meta:document-statistic meta:table-count="0" meta:image-count="0" meta:object-count="0" meta:page-count="2" meta:paragraph-count="74" meta:word-count="331" meta:character-count="2071" meta:non-whitespace-character-count="1694"/>
  </office:meta>
</office:document-meta>
</file>